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list-style-name="LFO1" style:name="a8f67cb" style:parent-style-name="Listenabsatz">
      <style:paragraph-properties/>
    </style:style>
    <style:style style:family="paragraph" style:list-style-name="LFO1" style:name="aa63c08" style:parent-style-name="Listenabsatz">
      <style:paragraph-properties/>
    </style:style>
    <style:style style:family="paragraph" style:list-style-name="LFO1" style:name="a1852df" style:parent-style-name="Listenabsatz">
      <style:paragraph-properties fo:break-before="page"/>
    </style:style>
    <text:list-style style:name="LFO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1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1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1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1852df">Eins</text:p>
        </text:list-item>
      </text:list>
      <text:list text:continue-numbering="true" text:style-name="LFO1">
        <text:list-item>
          <text:p text:style-name="aa63c08">Zwei</text:p>
        </text:list-item>
      </text:list>
      <text:list text:continue-numbering="true" text:style-name="LFO1">
        <text:list-item>
          <text:p text:style-name="a8f67cb">Dre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Listenabsatz" style:family="paragraph" style:name="Listenabsatz" style:parent-style-name="Standard">
      <style:paragraph-properties fo:margin-left="12.7mm"/>
    </style:style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4f81bd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07S</meta:editing-duration>
  </office:meta>
</office:document-meta>
</file>